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62c38"/>
    </style:style>
    <style:style style:name="P2" style:family="paragraph" style:parent-style-name="Standard">
      <style:text-properties officeooo:rsid="00162c38" officeooo:paragraph-rsid="00162c38"/>
    </style:style>
    <style:style style:name="P3" style:family="paragraph" style:parent-style-name="Standard">
      <style:text-properties officeooo:rsid="00162c38" officeooo:paragraph-rsid="00195fe1"/>
    </style:style>
    <style:style style:name="P4" style:family="paragraph" style:parent-style-name="Standard">
      <style:text-properties officeooo:rsid="00162c38" officeooo:paragraph-rsid="002189cf"/>
    </style:style>
    <style:style style:name="P5" style:family="paragraph" style:parent-style-name="Standard">
      <style:text-properties officeooo:rsid="00195fe1" officeooo:paragraph-rsid="00195fe1"/>
    </style:style>
    <style:style style:name="P6" style:family="paragraph" style:parent-style-name="Standard">
      <style:text-properties officeooo:paragraph-rsid="00195fe1"/>
    </style:style>
    <style:style style:name="P7" style:family="paragraph" style:parent-style-name="Standard">
      <style:text-properties officeooo:rsid="002189cf" officeooo:paragraph-rsid="002189cf"/>
    </style:style>
    <style:style style:name="T1" style:family="text">
      <style:text-properties officeooo:rsid="0017ca28"/>
    </style:style>
    <style:style style:name="T2" style:family="text">
      <style:text-properties officeooo:rsid="00195fe1"/>
    </style:style>
    <style:style style:name="T3" style:family="text">
      <style:text-properties officeooo:rsid="001c9d49"/>
    </style:style>
    <style:style style:name="T4" style:family="text">
      <style:text-properties officeooo:rsid="001f9203"/>
    </style:style>
    <style:style style:name="T5" style:family="text">
      <style:text-properties officeooo:rsid="0020f766"/>
    </style:style>
    <style:style style:name="T6" style:family="text">
      <style:text-properties officeooo:rsid="002189cf"/>
    </style:style>
    <style:style style:name="T7" style:family="text">
      <style:text-properties officeooo:rsid="002360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cedimiento BFS (v: vértice, <text:span text:style-name="T5">lista_distancias : Lista</text:span>)</text:p>
      <text:p text:style-name="P1">Var Q: cola de vértices </text:p>
      <text:p text:style-name="P1">u,w: vertice </text:p>
      <text:p text:style-name="P1"/>
      <text:p text:style-name="P1">Comienzo </text:p>
      <text:p text:style-name="P1"/>
      <text:p text:style-name="P1">CrearCola(Q) </text:p>
      <text:p text:style-name="P1">Marcar(v) </text:p>
      <text:p text:style-name="P7"><text:span text:style-name="T7">set</text:span>Nivel(v, 0)</text:p>
      <text:p text:style-name="P1">InsBack(Q,v) //”encolar” </text:p>
      <text:p text:style-name="P1"/>
      <text:p text:style-name="P6"/>
      <text:p text:style-name="P1">Mientras No-Vacia(Q) </text:p>
      <text:p text:style-name="P1"/>
      <text:p text:style-name="P1">u = primero(Q) </text:p>
      <text:p text:style-name="P5"/>
      <text:p text:style-name="P2">&lt;Procesar(u)&gt;</text:p>
      <text:p text:style-name="P2">Q = resto(Q)</text:p>
      <text:p text:style-name="P2">Para cada w adyacente a u</text:p>
      <text:p text:style-name="P2"><text:tab/><text:tab/> Si w no marcado</text:p>
      <text:p text:style-name="P2"><text:tab/><text:tab/><text:tab/>Marcar(w)</text:p>
      <text:p text:style-name="P2"><text:tab/><text:tab/><text:tab/><text:span text:style-name="T7">setNivel(w, getNivel(u) + 1)</text:span><text:tab/><text:tab/><text:tab/></text:p>
      <text:p text:style-name="P4"><text:tab/><text:tab/><text:tab/>agregar<text:span text:style-name="T4">ALista(lista_distancias</text:span>, <text:span text:style-name="T4">w, getNivel(u) + 1)</text:span></text:p>
      <text:p text:style-name="P2"><text:tab/><text:tab/><text:tab/>InsBack(Q,w)</text:p>
      <text:p text:style-name="P2"><text:tab/><text:tab/> Fin Si</text:p>
      <text:p text:style-name="P2">Fin Para</text:p>
      <text:p text:style-name="P3"/>
      <text:p text:style-name="P3"><text:s/></text:p>
      <text:p text:style-name="P2"/>
      <text:p text:style-name="P2">Fin Mientras</text:p>
      <text:p text:style-name="P2">Fi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18:14:28.915099040</meta:creation-date>
    <dc:date>2015-09-05T18:54:27.587196984</dc:date>
    <meta:editing-duration>PT39M52S</meta:editing-duration>
    <meta:editing-cycles>11</meta:editing-cycles>
    <meta:generator>LibreOffice/4.4.4.3$Linux_X86_64 LibreOffice_project/40m0$Build-3</meta:generator>
    <meta:document-statistic meta:table-count="0" meta:image-count="0" meta:object-count="0" meta:page-count="1" meta:paragraph-count="23" meta:word-count="58" meta:character-count="417" meta:non-whitespace-character-count="350"/>
  </office:meta>
</office:document-meta>
</file>